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Component.setEndpoints( FileEndpointTyp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mponent.getResolvedEPR( ServiceEndpoint e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le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